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7A0000003CE65EB54C70BAB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erail narrow" svg:font-family="'aerail narrow'"/>
    <style:font-face style:name="aerial narrow" svg:font-family="'aerial narrow'"/>
    <style:font-face style:name="arial narrow" svg:font-family="'arial narrow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 Narrow" fo:font-size="13pt" style:font-size-asian="13pt" style:font-name-complex="Arial1" style:font-size-complex="13pt"/>
    </style:style>
    <style:style style:name="P3" style:family="paragraph" style:parent-style-name="Standard">
      <style:paragraph-properties fo:margin-top="0in" fo:margin-bottom="0in" loext:contextual-spacing="false"/>
      <style:text-properties style:font-name="Arial Narrow" fo:font-size="13pt" officeooo:paragraph-rsid="000a1352" style:font-size-asian="13pt" style:font-name-complex="Arial1" style:font-size-complex="13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 Narrow" fo:font-size="13pt" style:font-name-asian="F" style:font-size-asian="13pt" style:font-name-complex="Arial1" style:font-size-complex="13pt"/>
    </style:style>
    <style:style style:name="P5" style:family="paragraph" style:parent-style-name="Standard">
      <style:paragraph-properties fo:margin-top="0in" fo:margin-bottom="0in" loext:contextual-spacing="false"/>
      <style:text-properties fo:color="#000000" style:font-name="arial narrow" fo:font-size="11pt" style:text-underline-style="none" officeooo:paragraph-rsid="000a1352" style:font-size-asian="11pt" style:font-name-complex="Arial1" style:font-size-complex="11pt"/>
    </style:style>
    <style:style style:name="P6" style:family="paragraph" style:parent-style-name="Standard">
      <style:paragraph-properties fo:margin-top="0in" fo:margin-bottom="0in" loext:contextual-spacing="false"/>
      <style:text-properties fo:color="#000000" style:font-name="Monospace" fo:font-size="10pt" officeooo:paragraph-rsid="000a1352" style:font-size-asian="10pt"/>
    </style:style>
    <style:style style:name="P7" style:family="paragraph" style:parent-style-name="Standard">
      <style:paragraph-properties fo:margin-top="0in" fo:margin-bottom="0in" loext:contextual-spacing="false"/>
      <style:text-properties fo:color="#2e74b5" style:font-name="Arial Narrow" fo:font-size="13pt" style:text-underline-style="solid" style:text-underline-width="auto" style:text-underline-color="font-color" officeooo:rsid="00120755" officeooo:paragraph-rsid="000a1352" style:font-size-asian="13pt" style:font-name-complex="Arial1" style:font-size-complex="13pt"/>
    </style:style>
    <style:style style:name="P8" style:family="paragraph" style:parent-style-name="Standard">
      <style:paragraph-properties fo:margin-top="0in" fo:margin-bottom="0in" loext:contextual-spacing="false"/>
      <style:text-properties fo:color="#2e74b5" style:font-name="Arial Narrow" fo:font-size="13pt" officeooo:paragraph-rsid="000a1352" style:font-size-asian="13pt" style:font-name-complex="Arial1" style:font-size-complex="13pt"/>
    </style:style>
    <style:style style:name="P9" style:family="paragraph" style:parent-style-name="Standard">
      <style:paragraph-properties fo:margin-top="0in" fo:margin-bottom="0in" loext:contextual-spacing="false"/>
      <style:text-properties fo:color="#2e74b5" style:font-name="Arial Narrow" fo:font-size="14pt" style:text-underline-style="solid" style:text-underline-width="auto" style:text-underline-color="font-color" officeooo:paragraph-rsid="000a1352" style:font-size-asian="14pt" style:font-name-complex="Arial1" style:font-size-complex="18pt"/>
    </style:style>
    <style:style style:name="P10" style:family="paragraph" style:parent-style-name="Standard">
      <style:paragraph-properties fo:margin-top="0in" fo:margin-bottom="0in" loext:contextual-spacing="false"/>
      <style:text-properties officeooo:paragraph-rsid="000a1352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arial narrow" fo:font-size="12pt" officeooo:rsid="0022a6d6" officeooo:paragraph-rsid="000a1352" style:font-name-asian="F" style:font-size-asian="12pt" style:font-name-complex="Arial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2.3854in"/>
        </style:tab-stops>
      </style:paragraph-properties>
      <style:text-properties fo:color="#000000" style:font-name="arial narrow" fo:font-size="12pt" style:text-underline-style="none" officeooo:rsid="0022a6d6" officeooo:paragraph-rsid="000a1352" style:font-size-asian="12pt" style:font-name-complex="Arial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Monospace" fo:font-size="10pt" style:text-underline-style="solid" style:text-underline-width="auto" style:text-underline-color="font-color" officeooo:rsid="00120755" officeooo:paragraph-rsid="000a1352" style:font-size-asian="10pt" style:font-name-complex="Arial1" style:font-size-complex="13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Monospace" fo:font-size="10pt" officeooo:rsid="0022a6d6" officeooo:paragraph-rsid="000a1352" style:font-size-asian="10pt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Arial Narrow" fo:font-size="13pt" style:text-underline-style="solid" style:text-underline-width="auto" style:text-underline-color="font-color" officeooo:rsid="00120755" officeooo:paragraph-rsid="000a1352" style:font-size-asian="13pt" style:font-name-complex="Arial1" style:font-size-complex="13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aerial narrow" fo:font-size="11pt" style:text-underline-style="none" fo:font-weight="normal" officeooo:rsid="0022a6d6" officeooo:paragraph-rsid="000a135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aerial narrow" fo:font-size="11pt" style:text-underline-style="none" fo:font-weight="normal" officeooo:rsid="0022a6d6" officeooo:paragraph-rsid="000a1352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Arial Narrow" fo:font-size="13pt" officeooo:rsid="0022a6d6" officeooo:paragraph-rsid="000a1352" style:font-size-asian="13pt" style:font-name-complex="Arial1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2.3854in"/>
        </style:tab-stops>
      </style:paragraph-properties>
      <style:text-properties fo:color="#ce181e" style:font-name="arial narrow" fo:font-size="12pt" style:text-underline-style="none" officeooo:rsid="0022a6d6" officeooo:paragraph-rsid="000a1352" style:font-size-asian="12pt" style:font-name-complex="Arial1" style:font-size-complex="12pt"/>
    </style:style>
    <style:style style:name="P2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>
          <style:tab-stop style:position="2.3854in"/>
        </style:tab-stops>
      </style:paragraph-properties>
      <style:text-properties fo:color="#ce181e" style:font-name="Monospace" fo:font-size="11pt" style:text-underline-style="none" officeooo:rsid="0022a6d6" officeooo:paragraph-rsid="000a1352" style:font-size-asian="11pt" style:font-name-complex="Arial1" style:font-size-complex="11pt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aerial narrow" fo:font-size="11pt" style:text-underline-style="none" fo:font-weight="normal" officeooo:rsid="0022a6d6" officeooo:paragraph-rsid="000a1352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aerial narrow" fo:font-size="11pt" style:text-underline-style="none" fo:font-weight="normal" officeooo:rsid="0022a6d6" officeooo:paragraph-rsid="000a1352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ce181e" style:font-name="aerail narrow" fo:font-size="12pt" officeooo:rsid="0022a6d6" officeooo:paragraph-rsid="000a1352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2e74b5" style:font-name="Arial Narrow" fo:font-size="13pt" style:text-underline-style="solid" style:text-underline-width="auto" style:text-underline-color="font-color" officeooo:rsid="00120755" officeooo:paragraph-rsid="000a1352" style:font-size-asian="13pt" style:font-name-complex="Arial1" style:font-size-complex="13pt"/>
    </style:style>
    <style:style style:name="P2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2e74b5" style:font-name="Arial Narrow" fo:font-size="13pt" officeooo:rsid="0022a6d6" officeooo:paragraph-rsid="000a1352" style:font-size-asian="13pt" style:font-name-complex="Arial1" style:font-size-complex="13pt"/>
    </style:style>
    <style:style style:name="P2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66b3" style:font-name="Arial Narrow" fo:font-size="13pt" style:text-underline-style="solid" style:text-underline-width="auto" style:text-underline-color="font-color" officeooo:rsid="00120755" officeooo:paragraph-rsid="000a1352" style:font-size-asian="13pt" style:font-name-complex="Arial1" style:font-size-complex="13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0a1352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 narrow" fo:font-size="11pt" style:text-underline-style="none" officeooo:paragraph-rsid="000a1352" style:font-size-asian="11pt" style:font-size-complex="11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a1352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0a1352" style:font-size-asian="10pt"/>
    </style:style>
    <style:style style:name="P3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P3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P33" style:family="paragraph" style:parent-style-name="Heading_20_1" style:master-page-name="Standard">
      <style:paragraph-properties style:page-number="auto" fo:padding="0in" fo:border="none"/>
    </style:style>
    <style:style style:name="P34" style:family="paragraph" style:parent-style-name="Footer">
      <style:paragraph-properties fo:text-align="center" style:justify-single-word="false"/>
    </style:style>
    <style:style style:name="T1" style:family="text">
      <style:text-properties style:font-name="Arial Narrow"/>
    </style:style>
    <style:style style:name="T2" style:family="text">
      <style:text-properties style:font-name="Arial Narrow" style:font-name-complex="Arial1"/>
    </style:style>
    <style:style style:name="T3" style:family="text">
      <style:text-properties style:font-name="Arial Narrow" fo:font-size="13pt" style:font-size-asian="13pt" style:font-name-complex="Arial1" style:font-size-complex="13pt"/>
    </style:style>
    <style:style style:name="T4" style:family="text">
      <style:text-properties style:font-name="Arial Narrow" fo:font-size="13pt" style:font-name-asian="F" style:font-size-asian="13pt" style:font-name-complex="Arial1" style:font-size-complex="13pt"/>
    </style:style>
    <style:style style:name="T5" style:family="text">
      <style:text-properties style:font-name="Arial Narrow" fo:font-size="14pt" style:font-size-asian="14pt"/>
    </style:style>
    <style:style style:name="T6" style:family="text">
      <style:text-properties fo:color="#2e74b5" style:font-name="Arial Narrow" fo:font-size="14pt" style:font-name-asian="F" style:font-size-asian="14pt" style:font-name-complex="Arial1" style:font-size-complex="18pt"/>
    </style:style>
    <style:style style:name="T7" style:family="text">
      <style:text-properties fo:color="#2e74b5" style:font-name="Arial Narrow" fo:font-size="14pt" officeooo:rsid="000a1352" style:font-name-asian="F" style:font-size-asian="14pt" style:font-name-complex="Arial1" style:font-size-complex="18pt"/>
    </style:style>
    <style:style style:name="T8" style:family="text">
      <style:text-properties fo:color="#2e74b5" style:font-name="Arial Narrow" fo:font-size="14pt" officeooo:rsid="000a1352" style:font-name-asian="F" style:font-size-asian="14pt" style:font-name-complex="Arial1" style:font-size-complex="18pt"/>
    </style:style>
    <style:style style:name="T9" style:family="text">
      <style:text-properties fo:color="#2e74b5" style:font-name="Arial Narrow" fo:font-size="14pt" style:font-size-asian="14pt" style:font-name-complex="Arial1"/>
    </style:style>
    <style:style style:name="T10" style:family="text">
      <style:text-properties fo:color="#2e74b5" style:font-name="Arial Narrow" fo:font-size="14pt" style:text-underline-style="solid" style:text-underline-width="auto" style:text-underline-color="font-color" style:font-name-asian="F" style:font-size-asian="14pt" style:font-name-complex="Arial1" style:font-size-complex="18pt"/>
    </style:style>
    <style:style style:name="T11" style:family="text">
      <style:text-properties fo:color="#2e74b5" style:font-name="Arial Narrow" fo:font-size="14pt" style:text-underline-style="solid" style:text-underline-width="auto" style:text-underline-color="font-color" style:font-size-asian="14pt" style:font-name-complex="Arial1"/>
    </style:style>
    <style:style style:name="T12" style:family="text">
      <style:text-properties fo:color="#2e74b5" style:font-name="Arial Narrow" fo:font-size="14pt" style:text-underline-style="solid" style:text-underline-width="auto" style:text-underline-color="font-color" style:font-size-asian="14pt" style:font-name-complex="Arial1" style:font-size-complex="18pt"/>
    </style:style>
    <style:style style:name="T13" style:family="text">
      <style:text-properties fo:color="#2e74b5" style:font-name="Arial Narrow" fo:font-size="14pt" style:text-underline-style="solid" style:text-underline-width="auto" style:text-underline-color="font-color" officeooo:rsid="00125904" style:font-size-asian="14pt" style:font-name-complex="Arial1" style:font-size-complex="18pt"/>
    </style:style>
    <style:style style:name="T14" style:family="text">
      <style:text-properties fo:color="#2e74b5" style:font-name="Arial Narrow" fo:font-size="14pt" style:text-underline-style="solid" style:text-underline-width="auto" style:text-underline-color="font-color" officeooo:rsid="00138334" style:font-size-asian="14pt" style:font-name-complex="Arial1" style:font-size-complex="18pt"/>
    </style:style>
    <style:style style:name="T15" style:family="text">
      <style:text-properties fo:color="#2e74b5" style:font-name="Arial Narrow" fo:font-size="14pt" style:text-underline-style="solid" style:text-underline-width="auto" style:text-underline-color="font-color" officeooo:rsid="0018e061" style:font-size-asian="14pt" style:font-name-complex="Arial1" style:font-size-complex="18pt"/>
    </style:style>
    <style:style style:name="T16" style:family="text">
      <style:text-properties fo:color="#2e74b5" style:font-name="Arial Narrow" fo:font-size="14pt" style:text-underline-style="solid" style:text-underline-width="auto" style:text-underline-color="font-color" officeooo:rsid="0010b022" style:font-size-asian="14pt" style:font-name-complex="Arial1" style:font-size-complex="18pt"/>
    </style:style>
    <style:style style:name="T17" style:family="text">
      <style:text-properties fo:color="#2e74b5" style:font-name="Arial Narrow" fo:font-size="13pt" style:font-size-asian="13pt" style:font-name-complex="Arial1" style:font-size-complex="13pt"/>
    </style:style>
    <style:style style:name="T18" style:family="text">
      <style:text-properties fo:color="#2e74b5" style:font-name="Arial Narrow" fo:font-size="13pt" style:font-size-asian="13pt" style:font-name-complex="Arial1" style:font-size-complex="13pt"/>
    </style:style>
    <style:style style:name="T19" style:family="text">
      <style:text-properties fo:color="#2e74b5" style:font-name="Arial Narrow" fo:font-size="13pt" style:font-name-asian="F" style:font-size-asian="13pt" style:font-name-complex="Arial1" style:font-size-complex="13pt"/>
    </style:style>
    <style:style style:name="T20" style:family="text">
      <style:text-properties fo:color="#2e74b5" fo:font-size="14pt" style:font-size-asian="14pt" style:font-size-complex="18pt"/>
    </style:style>
    <style:style style:name="T21" style:family="text">
      <style:text-properties style:font-name="Arial"/>
    </style:style>
    <style:style style:name="T22" style:family="text">
      <style:text-properties fo:color="#5b9bd5"/>
    </style:style>
    <style:style style:name="T23" style:family="text">
      <style:text-properties fo:color="#7f0055" style:font-name="Monospace" fo:font-size="10pt" style:text-underline-style="solid" style:text-underline-width="auto" style:text-underline-color="font-color" fo:font-weight="bold" officeooo:rsid="00120755" style:font-size-asian="10pt" style:font-weight-asian="bold" style:font-name-complex="Arial1" style:font-size-complex="13pt"/>
    </style:style>
    <style:style style:name="T24" style:family="text">
      <style:text-properties fo:color="#7f0055" style:font-name="Monospace" fo:font-size="10pt" fo:font-weight="bold" style:font-size-asian="10pt" style:font-weight-asian="bold"/>
    </style:style>
    <style:style style:name="T25" style:family="text">
      <style:text-properties fo:color="#7f0055" style:font-name="Monospace" fo:font-size="10pt" fo:font-weight="bold" style:font-size-asian="10pt" style:font-weight-asian="bold" style:font-name-complex="Arial1" style:font-size-complex="13pt"/>
    </style:style>
    <style:style style:name="T26" style:family="text">
      <style:text-properties fo:color="#7f0055" style:font-name="Monospace" fo:font-size="10pt" style:text-underline-style="none" fo:font-weight="bold" style:font-size-asian="10pt" style:font-weight-asian="bold"/>
    </style:style>
    <style:style style:name="T27" style:family="text">
      <style:text-properties fo:color="#000000" style:font-name="Monospace" fo:font-size="10pt" style:font-size-asian="10pt"/>
    </style:style>
    <style:style style:name="T28" style:family="text">
      <style:text-properties fo:color="#000000" style:font-name="Monospace" fo:font-size="10pt" officeooo:rsid="00138334" style:font-size-asian="10pt"/>
    </style:style>
    <style:style style:name="T29" style:family="text">
      <style:text-properties fo:color="#000000" style:font-name="Monospace" fo:font-size="10pt" officeooo:rsid="0010b022" style:font-size-asian="10pt"/>
    </style:style>
    <style:style style:name="T30" style:family="text">
      <style:text-properties fo:color="#000000" style:font-name="Monospace" fo:font-size="10pt" style:text-underline-style="none" style:font-size-asian="10pt"/>
    </style:style>
    <style:style style:name="T31" style:family="text">
      <style:text-properties fo:color="#000000" style:font-name="Monospace" fo:font-size="10pt" style:text-underline-style="none" officeooo:rsid="00155263" style:font-size-asian="10pt"/>
    </style:style>
    <style:style style:name="T32" style:family="text">
      <style:text-properties fo:color="#000000" style:font-name-complex="Arial1"/>
    </style:style>
    <style:style style:name="T33" style:family="text">
      <style:text-properties fo:color="#6a3e3e" style:font-name="Monospace" fo:font-size="10pt" style:font-size-asian="10pt"/>
    </style:style>
    <style:style style:name="T3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5" style:family="text">
      <style:text-properties fo:color="#2a00ff" style:font-name="Monospace" fo:font-size="10pt" style:font-size-asian="10pt"/>
    </style:style>
    <style:style style:name="T36" style:family="text">
      <style:text-properties fo:color="#3f7f5f" style:font-name="Monospace" fo:font-size="10pt" style:font-size-asian="10pt"/>
    </style:style>
    <style:style style:name="T3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fo:font-size="14pt" style:font-size-asian="14pt" style:font-size-complex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2">Weekly Worksheet Solutions </text:span></text:h>
      <text:p text:style-name="P2"/>
      <text:p text:style-name="P1"><text:span text:style-name="T6">Student ID:</text:span><text:span text:style-name="T7">1915677</text:span></text:p>
      <text:p text:style-name="P1"><text:span text:style-name="T6">Student Name:</text:span><text:span text:style-name="T7">Niraj Chudali</text:span></text:p>
      <text:p text:style-name="P2"/>
      <text:p text:style-name="P1"><text:span text:style-name="T6">Week Number:</text:span><text:span text:style-name="T7">1</text:span></text:p>
      <text:p text:style-name="P1"><text:span text:style-name="T6">Worksheet No</text:span><text:span text:style-name="T9"> / Name</text:span><text:span text:style-name="T6">:</text:span><text:span text:style-name="T7">Week1</text:span></text:p>
      <text:p text:style-name="P2"/>
      <text:p text:style-name="P1"/>
      <text:p text:style-name="P10"><text:span text:style-name="T12">Exercise No </text:span><text:span text:style-name="T13">1</text:span></text:p>
      <text:p text:style-name="P3"/>
      <text:p text:style-name="P7">Commented Code</text:p>
      <text:p text:style-name="P7"/>
      <text:p text:style-name="P10"><text:span text:style-name="T23">class</text:span><text:span text:style-name="T27"> HelloWorld{</text:span></text:p>
      <text:p text:style-name="P27"><text:tab/></text:p>
      <text:p text:style-name="P29"><text:span text:style-name="T27"><text:tab/></text:span><text:span text:style-name="T24">public</text:span><text:span text:style-name="T27"> </text:span><text:span text:style-name="T24">static</text:span><text:span text:style-name="T27"> </text:span><text:span text:style-name="T24">void</text:span><text:span text:style-name="T27"> main(String[] </text:span><text:span text:style-name="T33">args</text:span><text:span text:style-name="T27">) {</text:span></text:p>
      <text:p text:style-name="P27"><text:tab/></text:p>
      <text:p text:style-name="P29"><text:span text:style-name="T27"><text:tab/><text:tab/>System.</text:span><text:span text:style-name="T34">out</text:span><text:span text:style-name="T27">.println(</text:span><text:span text:style-name="T35">"Hello world:-"</text:span><text:span text:style-name="T27">);</text:span></text:p>
      <text:p text:style-name="P27"><text:tab/><text:tab/></text:p>
      <text:p text:style-name="P27"><text:tab/>}</text:p>
      <text:p text:style-name="P30"/>
      <text:p text:style-name="P6"><text:tab/>}</text:p>
      <text:p text:style-name="P6"/>
      <text:p text:style-name="P8">Evidence of Testing</text:p>
      <text:p text:style-name="P8"/>
      <text:p text:style-name="P18">Output</text:p>
      <text:p text:style-name="P18"/>
      <text:p text:style-name="P11"><text:span text:style-name="T38">Hello world:-</text:span></text:p>
      <text:p text:style-name="P4"/>
      <text:p text:style-name="P4"/>
      <text:p text:style-name="P4"/>
      <text:p text:style-name="P4"/>
      <text:p text:style-name="P4"/>
      <text:p text:style-name="P10"><text:span text:style-name="T12">Exercise No </text:span><text:span text:style-name="T14">2</text:span></text:p>
      <text:p text:style-name="P3"/>
      <text:p text:style-name="P24">Commented Code</text:p>
      <text:p text:style-name="P24"/>
      <text:p text:style-name="P24"><text:soft-page-break/><text:span text:style-name="T24">class</text:span><text:span text:style-name="T27"> </text:span><text:span text:style-name="T28">MiniCalc</text:span><text:span text:style-name="T27">{</text:span></text:p>
      <text:p text:style-name="P30"/>
      <text:p text:style-name="P29"><text:span text:style-name="T27"><text:tab/><text:tab/> <text:s/></text:span><text:span text:style-name="T24">public</text:span><text:span text:style-name="T27"> </text:span><text:span text:style-name="T24">static</text:span><text:span text:style-name="T27"> </text:span><text:span text:style-name="T24">void</text:span><text:span text:style-name="T27"> main(String </text:span><text:span text:style-name="T33">args</text:span><text:span text:style-name="T27">[]) {</text:span></text:p>
      <text:p text:style-name="P27"><text:tab/><text:tab/><text:tab/> <text:s/></text:p>
      <text:p text:style-name="P29"><text:span text:style-name="T27"><text:tab/><text:tab/><text:tab/> <text:s/></text:span><text:span text:style-name="T24">int</text:span><text:span text:style-name="T27"> </text:span><text:span text:style-name="T33">num1</text:span><text:span text:style-name="T27"> = 10;</text:span><text:span text:style-name="T36">//initializing two variable num1 and num2 with value 10 and 20 respectively.</text:span></text:p>
      <text:p text:style-name="P29"><text:span text:style-name="T27"><text:tab/><text:tab/><text:tab/> <text:s/></text:span><text:span text:style-name="T24">int</text:span><text:span text:style-name="T27"> </text:span><text:span text:style-name="T33">num2</text:span><text:span text:style-name="T27"> =20;</text:span></text:p>
      <text:p text:style-name="P29"><text:span text:style-name="T27"><text:tab/><text:tab/><text:tab/> <text:s/></text:span><text:span text:style-name="T36">//adding two numbers</text:span></text:p>
      <text:p text:style-name="P29"><text:span text:style-name="T27"><text:tab/><text:tab/><text:tab/> <text:s/></text:span><text:span text:style-name="T24">int</text:span><text:span text:style-name="T27"> </text:span><text:span text:style-name="T33">sum</text:span><text:span text:style-name="T27"> = </text:span><text:span text:style-name="T33">num1</text:span><text:span text:style-name="T27"> + </text:span><text:span text:style-name="T33">num2</text:span><text:span text:style-name="T27">;</text:span></text:p>
      <text:p text:style-name="P29"><text:span text:style-name="T27"><text:tab/><text:tab/><text:tab/> <text:s/></text:span><text:span text:style-name="T36">//</text:span><text:span text:style-name="T37">Subracting</text:span><text:span text:style-name="T36"> two numbers</text:span></text:p>
      <text:p text:style-name="P29"><text:span text:style-name="T27"><text:tab/><text:tab/><text:tab/> <text:s/></text:span><text:span text:style-name="T24">int</text:span><text:span text:style-name="T27"> </text:span><text:span text:style-name="T33">diff</text:span><text:span text:style-name="T27"> = </text:span><text:span text:style-name="T33">num1</text:span><text:span text:style-name="T27"> - </text:span><text:span text:style-name="T33">num2</text:span><text:span text:style-name="T27">;</text:span></text:p>
      <text:p text:style-name="P29"><text:span text:style-name="T27"><text:tab/><text:tab/><text:tab/> <text:s/></text:span><text:span text:style-name="T36">//Multiplying two numbers</text:span></text:p>
      <text:p text:style-name="P29"><text:span text:style-name="T27"><text:tab/><text:tab/><text:tab/> <text:s/></text:span><text:span text:style-name="T24">int</text:span><text:span text:style-name="T27"> </text:span><text:span text:style-name="T33">pro</text:span><text:span text:style-name="T27"> = </text:span><text:span text:style-name="T33">num1</text:span><text:span text:style-name="T27"> * </text:span><text:span text:style-name="T33">num2</text:span><text:span text:style-name="T27">;</text:span></text:p>
      <text:p text:style-name="P29"><text:span text:style-name="T27"><text:tab/><text:tab/><text:tab/> <text:s/></text:span><text:span text:style-name="T36">//Dividing two numbers.</text:span></text:p>
      <text:p text:style-name="P29"><text:span text:style-name="T27"><text:tab/><text:tab/><text:tab/> <text:s/></text:span><text:span text:style-name="T24">int</text:span><text:span text:style-name="T27"> </text:span><text:span text:style-name="T33">div</text:span><text:span text:style-name="T27"> = </text:span><text:span text:style-name="T33">num1</text:span><text:span text:style-name="T27"> / </text:span><text:span text:style-name="T33">num2</text:span><text:span text:style-name="T27">;</text:span></text:p>
      <text:p text:style-name="P29"><text:span text:style-name="T27"><text:tab/><text:tab/><text:tab/> <text:s/></text:span><text:span text:style-name="T36">//Printing the values</text:span></text:p>
      <text:p text:style-name="P29"><text:span text:style-name="T27"><text:tab/><text:tab/><text:tab/> <text:s/>System.</text:span><text:span text:style-name="T34">out</text:span><text:span text:style-name="T27">.print(</text:span><text:span text:style-name="T35">"The sum of "</text:span><text:span text:style-name="T27"> + </text:span><text:span text:style-name="T33">num1</text:span><text:span text:style-name="T27"> + </text:span><text:span text:style-name="T35">" and "</text:span><text:span text:style-name="T27"> + </text:span><text:span text:style-name="T33">num2</text:span><text:span text:style-name="T27"> + </text:span><text:span text:style-name="T35">" is: "</text:span><text:span text:style-name="T27"> + </text:span><text:span text:style-name="T33">sum</text:span><text:span text:style-name="T27">);</text:span></text:p>
      <text:p text:style-name="P29"><text:span text:style-name="T27"><text:tab/><text:tab/><text:tab/> <text:s/>System.</text:span><text:span text:style-name="T34">out</text:span><text:span text:style-name="T27">.print(</text:span><text:span text:style-name="T35">"\nThe difference of "</text:span><text:span text:style-name="T27"> + </text:span><text:span text:style-name="T33">num1</text:span><text:span text:style-name="T27"> + </text:span><text:span text:style-name="T35">" and "</text:span><text:span text:style-name="T27"> + </text:span><text:span text:style-name="T33">num2</text:span><text:span text:style-name="T27"> + </text:span><text:span text:style-name="T35">" is: "</text:span><text:span text:style-name="T27"> + </text:span><text:span text:style-name="T33">diff</text:span><text:span text:style-name="T27">);</text:span></text:p>
      <text:p text:style-name="P29"><text:span text:style-name="T27"><text:tab/><text:tab/><text:tab/> <text:s/>System.</text:span><text:span text:style-name="T34">out</text:span><text:span text:style-name="T27">.print(</text:span><text:span text:style-name="T35">"\nThe product of "</text:span><text:span text:style-name="T27"> + </text:span><text:span text:style-name="T33">num1</text:span><text:span text:style-name="T27"> + </text:span><text:span text:style-name="T35">" and "</text:span><text:span text:style-name="T27"> + </text:span><text:span text:style-name="T33">num2</text:span><text:span text:style-name="T27"> + </text:span><text:span text:style-name="T35">" is: "</text:span><text:span text:style-name="T27"> + </text:span><text:span text:style-name="T33">pro</text:span><text:span text:style-name="T27">);</text:span></text:p>
      <text:p text:style-name="P29"><text:span text:style-name="T27"><text:tab/><text:tab/><text:tab/> <text:s/>System.</text:span><text:span text:style-name="T34">out</text:span><text:span text:style-name="T27">.print(</text:span><text:span text:style-name="T35">"\nThe quotient of "</text:span><text:span text:style-name="T27"> + </text:span><text:span text:style-name="T33">num1</text:span><text:span text:style-name="T27"> + </text:span><text:span text:style-name="T35">" and "</text:span><text:span text:style-name="T27"> + </text:span><text:span text:style-name="T33">num2</text:span><text:span text:style-name="T27"> + </text:span><text:span text:style-name="T35">" is: "</text:span><text:span text:style-name="T27"> + </text:span><text:span text:style-name="T33">div</text:span><text:span text:style-name="T27">);</text:span></text:p>
      <text:p text:style-name="P30"/>
      <text:p text:style-name="P30"/>
      <text:p text:style-name="P27"><text:s text:c="10"/>}</text:p>
      <text:p text:style-name="P30"/>
      <text:p text:style-name="P13">}</text:p>
      <text:p text:style-name="P13"/>
      <text:p text:style-name="P13"/>
      <text:p text:style-name="P8">Evidence of Testing</text:p>
      <text:p text:style-name="P8"/>
      <text:p text:style-name="P19">Output</text:p>
      <text:p text:style-name="P9"/>
      <text:p text:style-name="P5">The sum of 10 and 20 is: 30</text:p>
      <text:p text:style-name="P28">The difference of 10 and 20 is: -10</text:p>
      <text:p text:style-name="P28"><text:soft-page-break/>The product of 10 and 20 is: 200</text:p>
      <text:p text:style-name="P5"><text:span text:style-name="T4">The quotient of 10 and 20 is: 0</text:span></text:p>
      <text:p text:style-name="P2"/>
      <text:p text:style-name="P2"/>
      <text:p text:style-name="P2"/>
      <text:p text:style-name="P1"/>
      <text:p text:style-name="P10"><text:span text:style-name="T12">Exercise No </text:span><text:span text:style-name="T15">3</text:span></text:p>
      <text:p text:style-name="P3"/>
      <text:p text:style-name="P26">Commented Code</text:p>
      <text:p text:style-name="P15"/>
      <text:p text:style-name="P24"><text:span text:style-name="T26">class</text:span><text:span text:style-name="T30"> </text:span><text:span text:style-name="T31">VolumeConversion</text:span><text:span text:style-name="T27">{</text:span></text:p>
      <text:p text:style-name="P30"/>
      <text:p text:style-name="P29"><text:span text:style-name="T27"><text:tab/><text:tab/> <text:s/></text:span><text:span text:style-name="T24">public</text:span><text:span text:style-name="T27"> </text:span><text:span text:style-name="T24">static</text:span><text:span text:style-name="T27"> </text:span><text:span text:style-name="T24">void</text:span><text:span text:style-name="T27"> main(String </text:span><text:span text:style-name="T33">args</text:span><text:span text:style-name="T27">[]) {</text:span></text:p>
      <text:p text:style-name="P29"><text:span text:style-name="T27"><text:tab/><text:tab/><text:tab/> <text:s/></text:span><text:span text:style-name="T36">//1 gallon = 4.546 </text:span><text:span text:style-name="T37">litres</text:span><text:span text:style-name="T36">.</text:span></text:p>
      <text:p text:style-name="P29"><text:span text:style-name="T27"><text:tab/><text:tab/><text:tab/> <text:s/></text:span><text:span text:style-name="T36">//constant for the conversion of gallons into </text:span><text:span text:style-name="T37">litres</text:span></text:p>
      <text:p text:style-name="P29"><text:span text:style-name="T27"><text:tab/><text:tab/><text:tab/> <text:s/></text:span><text:span text:style-name="T24">double</text:span><text:span text:style-name="T27"> </text:span><text:span text:style-name="T33">CONS</text:span><text:span text:style-name="T27"> = 4.546;</text:span></text:p>
      <text:p text:style-name="P29"><text:span text:style-name="T27"><text:tab/><text:tab/><text:tab/> <text:s/></text:span><text:span text:style-name="T36">//gallons variable </text:span><text:span text:style-name="T37">initialised</text:span><text:span text:style-name="T36"> to 14</text:span></text:p>
      <text:p text:style-name="P29"><text:span text:style-name="T27"><text:tab/><text:tab/><text:tab/> <text:s/></text:span><text:span text:style-name="T24">double</text:span><text:span text:style-name="T27"> </text:span><text:span text:style-name="T33">gallon</text:span><text:span text:style-name="T27"> = 14;</text:span></text:p>
      <text:p text:style-name="P29"><text:span text:style-name="T27"><text:tab/><text:tab/><text:tab/> <text:s/></text:span><text:span text:style-name="T36">//making </text:span><text:span text:style-name="T37">litres</text:span><text:span text:style-name="T36"> variable.</text:span></text:p>
      <text:p text:style-name="P29"><text:span text:style-name="T27"><text:tab/><text:tab/><text:tab/> <text:s/></text:span><text:span text:style-name="T24">double</text:span><text:span text:style-name="T27"> </text:span><text:span text:style-name="T33">litres</text:span><text:span text:style-name="T27">;</text:span></text:p>
      <text:p text:style-name="P29"><text:span text:style-name="T27"><text:tab/><text:tab/><text:tab/> <text:s/></text:span><text:span text:style-name="T36">//string </text:span><text:span text:style-name="T37">initialised</text:span><text:span text:style-name="T36"> to "The number of </text:span><text:span text:style-name="T37">litres</text:span><text:span text:style-name="T36"> in"</text:span></text:p>
      <text:p text:style-name="P29"><text:span text:style-name="T27"><text:tab/><text:tab/><text:tab/> <text:s/>String </text:span><text:span text:style-name="T33">ins</text:span><text:span text:style-name="T27"> = <text:s/></text:span><text:span text:style-name="T35">"The number of litres in "</text:span><text:span text:style-name="T27">;</text:span></text:p>
      <text:p text:style-name="P29"><text:span text:style-name="T27"><text:tab/><text:tab/><text:tab/> <text:s/></text:span><text:span text:style-name="T36">//string </text:span><text:span text:style-name="T37">initialised</text:span><text:span text:style-name="T36"> to "gallons is"</text:span></text:p>
      <text:p text:style-name="P29"><text:span text:style-name="T27"><text:tab/><text:tab/><text:tab/> <text:s/>String </text:span><text:span text:style-name="T33">ins1</text:span><text:span text:style-name="T27"> = </text:span><text:span text:style-name="T35">" gallons is "</text:span><text:span text:style-name="T27">;</text:span></text:p>
      <text:p text:style-name="P29"><text:span text:style-name="T27"><text:tab/><text:tab/><text:tab/> <text:s/></text:span><text:span text:style-name="T36">//calculating the actual </text:span><text:span text:style-name="T37">litres</text:span><text:span text:style-name="T36">.</text:span></text:p>
      <text:p text:style-name="P29"><text:span text:style-name="T27"><text:tab/><text:tab/><text:tab/> <text:s/></text:span><text:span text:style-name="T33">litres</text:span><text:span text:style-name="T27"> = </text:span><text:span text:style-name="T33">gallon</text:span><text:span text:style-name="T27"> * </text:span><text:span text:style-name="T33">CONS</text:span><text:span text:style-name="T27">;</text:span></text:p>
      <text:p text:style-name="P29"><text:span text:style-name="T27"><text:tab/><text:tab/><text:tab/> <text:s/></text:span><text:span text:style-name="T36">//Printing the output.</text:span></text:p>
      <text:p text:style-name="P29"><text:span text:style-name="T27"><text:tab/><text:tab/><text:tab/> <text:s/>System.</text:span><text:span text:style-name="T34">out</text:span><text:span text:style-name="T27">.print(</text:span><text:span text:style-name="T33">ins</text:span><text:span text:style-name="T27"> + </text:span><text:span text:style-name="T33">gallon</text:span><text:span text:style-name="T27"> + </text:span><text:span text:style-name="T33">ins1</text:span><text:span text:style-name="T27"> + </text:span><text:span text:style-name="T33">litres</text:span><text:span text:style-name="T27">);</text:span></text:p>
      <text:p text:style-name="P30"/>
      <text:p text:style-name="P27"><text:s text:c="10"/>}</text:p>
      <text:p text:style-name="P30"/>
      <text:p text:style-name="P13">}</text:p>
      <text:p text:style-name="P13"/>
      <text:p text:style-name="P13"/>
      <text:p text:style-name="P13"/>
      <text:p text:style-name="P13"/>
      <text:p text:style-name="P8"><text:soft-page-break/>Evidence of Testing</text:p>
      <text:p text:style-name="P8"/>
      <text:p text:style-name="P20">Output</text:p>
      <text:p text:style-name="P20"/>
      <text:p text:style-name="P12"><text:span text:style-name="T4">The number of litres in 14.0 gallons is 63.644000000000005</text:span></text:p>
      <text:p text:style-name="P1"/>
      <text:p text:style-name="P1"/>
      <text:p text:style-name="P10"><text:span text:style-name="T12">Exercise No </text:span><text:span text:style-name="T16">4</text:span></text:p>
      <text:p text:style-name="P3"/>
      <text:p text:style-name="P8">Commented Code</text:p>
      <text:p text:style-name="P8"/>
      <text:p text:style-name="P10"><text:span text:style-name="T25">class</text:span><text:span text:style-name="T27"> </text:span><text:span text:style-name="T29">SumAverage</text:span><text:span text:style-name="T27">{</text:span></text:p>
      <text:p text:style-name="P27"><text:tab/></text:p>
      <text:p text:style-name="P29"><text:span text:style-name="T27"><text:tab/></text:span><text:span text:style-name="T24">public</text:span><text:span text:style-name="T27"> </text:span><text:span text:style-name="T24">static</text:span><text:span text:style-name="T27"> </text:span><text:span text:style-name="T24">void</text:span><text:span text:style-name="T27"> main(String[] </text:span><text:span text:style-name="T33">args</text:span><text:span text:style-name="T27">) {</text:span></text:p>
      <text:p text:style-name="P27"><text:tab/><text:tab/></text:p>
      <text:p text:style-name="P29"><text:span text:style-name="T27"><text:tab/><text:tab/></text:span><text:span text:style-name="T24">int</text:span><text:span text:style-name="T27"> </text:span><text:span text:style-name="T33">sum</text:span><text:span text:style-name="T27"> = 45 + 56 + 34 + 89;</text:span></text:p>
      <text:p text:style-name="P29"><text:span text:style-name="T27"><text:tab/><text:tab/></text:span><text:span text:style-name="T24">int</text:span><text:span text:style-name="T27"> </text:span><text:span text:style-name="T33">average</text:span><text:span text:style-name="T27"> = </text:span><text:span text:style-name="T33">sum</text:span><text:span text:style-name="T27"> / 4;</text:span></text:p>
      <text:p text:style-name="P29"><text:span text:style-name="T27"><text:tab/><text:tab/>System.</text:span><text:span text:style-name="T34">out</text:span><text:span text:style-name="T27">.print(</text:span><text:span text:style-name="T35">"The sum is: "</text:span><text:span text:style-name="T27"> + </text:span><text:span text:style-name="T33">sum</text:span><text:span text:style-name="T27">);</text:span></text:p>
      <text:p text:style-name="P29"><text:span text:style-name="T27"><text:tab/><text:tab/>System.</text:span><text:span text:style-name="T34">out</text:span><text:span text:style-name="T27">.print(</text:span><text:span text:style-name="T35">"\nThe average is: "</text:span><text:span text:style-name="T27"> + </text:span><text:span text:style-name="T33">average</text:span><text:span text:style-name="T27">);</text:span></text:p>
      <text:p text:style-name="P27"><text:tab/><text:tab/></text:p>
      <text:p text:style-name="P27"><text:tab/><text:tab/></text:p>
      <text:p text:style-name="P27"><text:tab/>}</text:p>
      <text:p text:style-name="P27"><text:tab/></text:p>
      <text:p text:style-name="P30"/>
      <text:p text:style-name="P6"><text:tab/>}</text:p>
      <text:p text:style-name="P8"/>
      <text:p text:style-name="P8">Evidence of Testing</text:p>
      <text:p text:style-name="P8"/>
      <text:p text:style-name="P18">Output</text:p>
      <text:p text:style-name="P21"/>
      <text:p text:style-name="P17">The sum is: 224</text:p>
      <text:p text:style-name="P16">The average is: 56</text:p>
      <text:p text:style-name="P16"/>
      <text:p text:style-name="P16"/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oft-page-break/><text:span text:style-name="T12">Exercise No </text:span><text:span text:style-name="T16">5</text:span></text:p>
      <text:p text:style-name="P3"/>
      <text:p text:style-name="P25">Commented Code</text:p>
      <text:p text:style-name="P25"/>
      <text:p text:style-name="P23"><text:span text:style-name="T25">class</text:span><text:span text:style-name="T27"> </text:span><text:span text:style-name="T29">Product</text:span><text:span text:style-name="T27">{</text:span></text:p>
      <text:p text:style-name="P27"><text:tab/></text:p>
      <text:p text:style-name="P29"><text:span text:style-name="T27"><text:tab/></text:span><text:span text:style-name="T24">public</text:span><text:span text:style-name="T27"> </text:span><text:span text:style-name="T24">static</text:span><text:span text:style-name="T27"> </text:span><text:span text:style-name="T24">void</text:span><text:span text:style-name="T27"> main(String[] </text:span><text:span text:style-name="T33">args</text:span><text:span text:style-name="T27">) {</text:span></text:p>
      <text:p text:style-name="P29"><text:span text:style-name="T27"><text:tab/><text:tab/></text:span><text:span text:style-name="T36">//declaring num1 and num2 as two variables.</text:span></text:p>
      <text:p text:style-name="P29"><text:span text:style-name="T27"><text:tab/><text:tab/></text:span><text:span text:style-name="T24">int</text:span><text:span text:style-name="T27"> </text:span><text:span text:style-name="T33">num1</text:span><text:span text:style-name="T27"> = 2000000;</text:span></text:p>
      <text:p text:style-name="P29"><text:span text:style-name="T27"><text:tab/><text:tab/></text:span><text:span text:style-name="T24">int</text:span><text:span text:style-name="T27"> </text:span><text:span text:style-name="T33">num2</text:span><text:span text:style-name="T27"> = 4000000;</text:span></text:p>
      <text:p text:style-name="P29"><text:span text:style-name="T27"><text:tab/><text:tab/></text:span><text:span text:style-name="T36">//Printing the output.</text:span></text:p>
      <text:p text:style-name="P29"><text:span text:style-name="T27"><text:tab/><text:tab/>System.</text:span><text:span text:style-name="T34">out</text:span><text:span text:style-name="T27">.print(</text:span><text:span text:style-name="T35">"The product of "</text:span><text:span text:style-name="T27"> + </text:span><text:span text:style-name="T33">num1</text:span><text:span text:style-name="T27"> + </text:span><text:span text:style-name="T35">" and "</text:span><text:span text:style-name="T27"> + </text:span><text:span text:style-name="T33">num2</text:span><text:span text:style-name="T27"> + </text:span><text:span text:style-name="T35">" is"</text:span><text:span text:style-name="T27"> + <text:s/></text:span><text:span text:style-name="T33">num1</text:span><text:span text:style-name="T27">*</text:span><text:span text:style-name="T33">num2</text:span><text:span text:style-name="T27">);</text:span></text:p>
      <text:p text:style-name="P27"><text:tab/><text:tab/></text:p>
      <text:p text:style-name="P27"><text:tab/>}</text:p>
      <text:p text:style-name="P27"><text:tab/></text:p>
      <text:p text:style-name="P30"/>
      <text:p text:style-name="P14"><text:tab/>}</text:p>
      <text:p text:style-name="P25"/>
      <text:p text:style-name="P8">Evidence of Testing</text:p>
      <text:p text:style-name="P8"/>
      <text:p text:style-name="P25">Output</text:p>
      <text:p text:style-name="P25"/>
      <text:p text:style-name="P22"><text:span text:style-name="T32">The product of 2000000 and 4000000 is-1524072448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erail narrow" svg:font-family="'aerail narrow'"/>
    <style:font-face style:name="aerial narrow" svg:font-family="'aerial narrow'"/>
    <style:font-face style:name="arial narrow" svg:font-family="'arial narrow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loext:contextual-spacing="false" fo:line-height="100%" fo:keep-together="always" fo:padding-left="0in" fo:padding-right="0in" fo:padding-top="0in" fo:padding-bottom="0.0138in" fo:border-left="none" fo:border-right="none" fo:border-top="none" fo:border-bottom="0.51pt solid #5b9bd5" fo:keep-with-next="always"/>
      <style:text-properties fo:color="#2e74b5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line-height="100%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" style:family="paragraph" style:parent-style-name="Standard" style:default-outline-level="">
      <style:paragraph-properties fo:margin-left="0in" fo:margin-right="0.052in" fo:margin-top="0.052in" fo:margin-bottom="0.0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answer-label2" style:family="paragraph" style:parent-style-name="Standard" style:default-outline-level="">
      <style:paragraph-properties fo:margin-left="0in" fo:margin-right="0.052in" fo:margin-top="0.052in" fo:margin-bottom="0.0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awTB_5f_02_5f_question" style:display-name="awTB_02_question" style:family="paragraph" style:parent-style-name="Standard" style:default-outline-level="3" style:list-style-name="">
      <style:paragraph-properties fo:margin-top="0in" fo:margin-bottom="0.0417in" loext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3_5f_distractor" style:display-name="awTB_03_distractor" style:family="paragraph" style:parent-style-name="Standard" style:default-outline-level="3" style:list-style-name="">
      <style:paragraph-properties fo:margin-top="0in" fo:margin-bottom="0.028in" loext:contextual-spacing="false" fo:line-height="100%" fo:keep-together="always" fo:keep-with-next="always">
        <style:tab-stops>
          <style:tab-stop style:position="0.6252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4_5f_answer" style:display-name="awTB_04_answer" style:family="paragraph" style:parent-style-name="Standard" style:default-outline-level="4" style:list-style-name="">
      <style:paragraph-properties fo:margin-top="0.028in" fo:margin-bottom="0.1945in" loext:contextual-spacing="false" fo:line-height="100%" fo:keep-together="always">
        <style:tab-stops>
          <style:tab-stop style:position="0.9799in"/>
        </style:tab-stops>
      </style:paragraph-properties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fig" style:display-name="awTB_fig" style:family="paragraph" style:parent-style-name="Standard" style:default-outline-level="2" style:list-style-name="">
      <style:paragraph-properties fo:margin-top="0.139in" fo:margin-bottom="0.028in" loext:contextual-spacing="false" fo:line-height="100%" fo:keep-together="always" fo:keep-with-next="always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awTB_5f_00_5f_chTitle" style:display-name="awTB_00_chTitle" style:family="paragraph" style:parent-style-name="Standard" style:default-outline-level="1" style:list-style-name="">
      <style:paragraph-properties fo:margin-top="1in" fo:margin-bottom="0.5in" loext:contextual-spacing="false" fo:line-height="100%" fo:keep-together="always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1_5f_questionHead" style:display-name="awTB_01_questionHead" style:family="paragraph" style:parent-style-name="Standard" style:default-outline-level="2" style:list-style-name="">
      <style:paragraph-properties fo:margin-top="0.2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appHead" style:display-name="awTB_appHead" style:family="paragraph" style:parent-style-name="Standard" style:default-outline-level="">
      <style:paragraph-properties fo:margin-top="0.194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awTB_5f_04_5f_esAnswer" style:display-name="awTB_04_esAnswer" style:family="paragraph" style:parent-style-name="awTB_5f_04_5f_answer" style:default-outline-level="">
      <style:paragraph-properties fo:margin-left="0.3799in" fo:margin-right="0in" fo:margin-top="0in" fo:margin-bottom="0.1945in" loext:contextual-spacing="false" fo:text-indent="0in" style:auto-text-indent="false"/>
    </style:style>
    <style:style style:name="awTB_5f_ansFig" style:display-name="awTB_ansFig" style:family="paragraph" style:parent-style-name="awTB_5f_fig" style:default-outline-level="">
      <style:paragraph-properties fo:margin-left="1in" fo:margin-right="0in" fo:margin-top="0.111in" fo:margin-bottom="0.1945in" loext:contextual-spacing="false" fo:text-indent="0in" style:auto-text-indent="false" fo:keep-with-next="auto"/>
    </style:style>
    <style:style style:name="awTB_5f_04_5f_esAnswer2" style:display-name="awTB_04_esAnswer2" style:family="paragraph" style:parent-style-name="awTB_5f_04_5f_esAnswer" style:default-outline-level="">
      <style:paragraph-properties fo:margin-left="0.3799in" fo:margin-right="0in" fo:margin-top="0in" fo:margin-bottom="0.0835in" loext:contextual-spacing="false" fo:text-indent="0in" style:auto-text-indent="false"/>
    </style:style>
    <style:style style:name="awTB_5f_04_5f_esAnswer1only" style:display-name="awTB_04_esAnswer1only" style:family="paragraph" style:parent-style-name="awTB_5f_04_5f_esAnswer" style:default-outline-level=""/>
    <style:style style:name="awTB_5f_04_5f_esAnswer1" style:display-name="awTB_04_esAnswer1" style:family="paragraph" style:parent-style-name="awTB_5f_04_5f_esAnswer1only" style:default-outline-level="">
      <style:paragraph-properties fo:margin-top="0in" fo:margin-bottom="0.0835in" loext:contextual-spacing="false"/>
    </style:style>
    <style:style style:name="awTB_5f_04_5f_esAnswerLast" style:display-name="awTB_04_esAnswerLast" style:family="paragraph" style:parent-style-name="awTB_5f_04_5f_esAnswer2" style:default-outline-level=""/>
    <style:style style:name="awTB_5f_02_5f_questionEs" style:display-name="awTB_02_questionEs" style:family="paragraph" style:parent-style-name="awTB_5f_02_5f_question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2662a1" style:text-line-through-style="none" style:text-line-through-type="none" style:text-underline-style="none" style:text-blinking="false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questionnumber1" style:family="text" style:parent-style-name="Default_20_Paragraph_20_Font">
      <style:text-properties fo:color="#aaaaaa" fo:font-weight="bold" style:font-weight-asian="bold" style:font-weight-complex="bold"/>
    </style:style>
    <style:style style:name="hidden4" style:family="text" style:parent-style-name="Default_20_Paragraph_20_Font">
      <style:text-properties text:display="true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abel1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2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3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4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1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2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3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4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5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6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7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8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59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152in" fo:text-indent="-0.3799in" fo:margin-left="2.152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99in" fo:text-indent="-0.25in" fo:margin-left="0.6299in"/>
        </style:list-level-properties>
      </text:list-level-style-number>
      <text:list-level-style-number text:level="4" text:style-name="ListLabel_20_60" style:num-suffix="nswer:" style:num-format="">
        <style:list-level-properties text:list-level-position-and-space-mode="label-alignment">
          <style:list-level-label-alignment text:label-followed-by="listtab" text:list-tab-stop-position="1.3799in" fo:text-indent="-0.6in" fo:margin-left="0.9799in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0in"/>
          <style:tab-stop style:position="0.6898in"/>
          <style:tab-stop style:position="3.15in" style:type="char" style:char=","/>
          <style:tab-stop style:position="6.2681in" style:type="right"/>
          <style:tab-stop style:position="6.3in" style:type="right"/>
        </style:tab-stops>
      </style:paragraph-properties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3.15in" style:type="center"/>
          <style:tab-stop style:position="6.2681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/>
    </style:style>
    <style:style style:name="MT2" style:family="text">
      <style:text-properties style:font-name="Arial Narrow" fo:font-size="14pt" style:font-size-asian="14pt"/>
    </style:style>
    <style:style style:name="MT3" style:family="text">
      <style:text-properties fo:color="#5b9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66" text:anchor-type="as-char" svg:width="1.2709in" svg:height="0.6252in" draw:z-index="4"><draw:image xlink:href="Pictures/100002010000007A0000003CE65EB54C70BAB8D8.png" xlink:type="simple" xlink:show="embed" xlink:actuate="onLoad" loext:mime-type="image/png"/></draw:frame></text:p>
        <text:p text:style-name="MP2"><text:span text:style-name="MT1"><text:tab/></text:span><text:span text:style-name="MT2">CIS016-1 Principles of Programming</text:span></text:p>
        <text:p text:style-name="Header"/>
      </style:header>
      <style:footer>
        <text:p text:style-name="MP3"><text:span text:style-name="MT3">Page </text:span><text:span text:style-name="MT3"><text:page-number style:num-format="1" text:select-page="current">3</text:page-number></text:span><text:span text:style-name="MT3"><text:s/>of </text:span><text:span text:style-name="MT3"><text:page-count style:num-format="1"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e Brandreth</meta:initial-creator>
    <meta:editing-cycles>4</meta:editing-cycles>
    <meta:print-date>2015-09-05T07:54:00</meta:print-date>
    <meta:creation-date>2019-02-12T14:47:00</meta:creation-date>
    <dc:date>2020-03-01T18:19:40.628609746</dc:date>
    <meta:editing-duration>PT20M9S</meta:editing-duration>
    <meta:generator>LibreOffice/6.0.7.3$Linux_X86_64 LibreOffice_project/00m0$Build-3</meta:generator>
    <meta:document-statistic meta:table-count="0" meta:image-count="1" meta:object-count="0" meta:page-count="5" meta:paragraph-count="109" meta:word-count="448" meta:character-count="2662" meta:non-whitespace-character-count="20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